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Inline 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Floating 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" draw:name="Shape1" draw:style-name="gr2" draw:text-style-name="P1" svg:width="4.419cm" svg:height="0.9cm" svg:x="6.184cm" svg:y="2.42cm" draw:control="control2"/><draw:control text:anchor-type="as-char" draw:z-index="0" draw:name="Shape1" draw:style-name="gr1" draw:text-style-name="P1" svg:width="3.784cm" svg:height="0.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3:15:51.653000000</meta:creation-date>
    <dc:date>2017-08-22T23:36:50.359000000</dc:date>
    <meta:editing-duration>PT1M47S</meta:editing-duration>
    <meta:editing-cycles>5</meta:editing-cycles>
    <meta:generator>LibreOfficeDev/6.0.0.0.alpha0$Windows_x86 LibreOffice_project/1f374b61b3d506f8d36689101978ed3c2db3f45e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